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a3e7" officeooo:paragraph-rsid="000da3e7"/>
    </style:style>
    <style:style style:name="P2" style:family="paragraph" style:parent-style-name="Subtitle">
      <style:text-properties officeooo:rsid="000da3e7" officeooo:paragraph-rsid="000da3e7"/>
    </style:style>
    <style:style style:name="P3" style:family="paragraph" style:parent-style-name="Subtitle">
      <style:text-properties officeooo:rsid="000da3e7" officeooo:paragraph-rsid="0010dbbd"/>
    </style:style>
    <style:style style:name="P4" style:family="paragraph" style:parent-style-name="Subtitle">
      <style:text-properties officeooo:rsid="000da3e7" officeooo:paragraph-rsid="0012bd6f"/>
    </style:style>
    <style:style style:name="P5" style:family="paragraph" style:parent-style-name="Subtitle">
      <style:text-properties officeooo:rsid="000da3e7" officeooo:paragraph-rsid="0019da2d"/>
    </style:style>
    <style:style style:name="P6" style:family="paragraph" style:parent-style-name="Subtitle">
      <style:text-properties officeooo:rsid="000e0a73" officeooo:paragraph-rsid="000e0a73"/>
    </style:style>
    <style:style style:name="P7" style:family="paragraph" style:parent-style-name="Subtitle">
      <style:text-properties officeooo:rsid="000e0a73" officeooo:paragraph-rsid="0010dbbd"/>
    </style:style>
    <style:style style:name="P8" style:family="paragraph" style:parent-style-name="Subtitle">
      <style:text-properties officeooo:rsid="000e0a73" officeooo:paragraph-rsid="0012bd6f"/>
    </style:style>
    <style:style style:name="P9" style:family="paragraph" style:parent-style-name="Subtitle">
      <style:text-properties officeooo:rsid="000e0a73" officeooo:paragraph-rsid="0019da2d"/>
    </style:style>
    <style:style style:name="P10" style:family="paragraph" style:parent-style-name="Subtitle">
      <style:text-properties officeooo:paragraph-rsid="0010dbbd"/>
    </style:style>
    <style:style style:name="P11" style:family="paragraph" style:parent-style-name="Subtitle">
      <style:text-properties officeooo:paragraph-rsid="0012bd6f"/>
    </style:style>
    <style:style style:name="P12" style:family="paragraph" style:parent-style-name="Subtitle">
      <style:text-properties officeooo:paragraph-rsid="0019da2d"/>
    </style:style>
    <style:style style:name="P13" style:family="paragraph" style:parent-style-name="Text_20_body">
      <style:text-properties officeooo:rsid="000da3e7" officeooo:paragraph-rsid="0010dbbd"/>
    </style:style>
    <style:style style:name="P14" style:family="paragraph" style:parent-style-name="Text_20_body">
      <style:text-properties officeooo:paragraph-rsid="0010dbbd"/>
    </style:style>
    <style:style style:name="P15" style:family="paragraph" style:parent-style-name="Text_20_body">
      <style:text-properties officeooo:rsid="000e0a73" officeooo:paragraph-rsid="0010dbbd"/>
    </style:style>
    <style:style style:name="P16" style:family="paragraph" style:parent-style-name="Text_20_body">
      <style:text-properties officeooo:rsid="0011034e" officeooo:paragraph-rsid="0011034e"/>
    </style:style>
    <style:style style:name="P17" style:family="paragraph" style:parent-style-name="Text_20_body">
      <style:text-properties officeooo:paragraph-rsid="0011a620"/>
    </style:style>
    <style:style style:name="P18" style:family="paragraph" style:parent-style-name="Text_20_body">
      <style:text-properties officeooo:rsid="0012bd6f" officeooo:paragraph-rsid="0012bd6f"/>
    </style:style>
    <style:style style:name="P19" style:family="paragraph" style:parent-style-name="Text_20_body">
      <style:text-properties officeooo:rsid="0015c101" officeooo:paragraph-rsid="0015c101"/>
    </style:style>
    <style:style style:name="P20" style:family="paragraph" style:parent-style-name="Text_20_body">
      <style:text-properties officeooo:rsid="0016405d" officeooo:paragraph-rsid="0016405d"/>
    </style:style>
    <style:style style:name="P21" style:family="paragraph" style:parent-style-name="Text_20_body">
      <style:text-properties officeooo:paragraph-rsid="0016405d"/>
    </style:style>
    <style:style style:name="P22" style:family="paragraph" style:parent-style-name="Text_20_body">
      <style:text-properties officeooo:rsid="0019da2d" officeooo:paragraph-rsid="0019da2d"/>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style:font-name="Liberation Sans" fo:font-size="18.2000007629395pt" fo:font-weight="bold" officeooo:rsid="0019da2d" officeooo:paragraph-rsid="0019da2d" style:font-name-asian="Microsoft YaHei" style:font-size-asian="18.2000007629395pt" style:font-weight-asian="bold" style:font-name-complex="Arial Unicode MS" style:font-size-complex="18.2000007629395pt" style:font-weight-complex="bold"/>
    </style:style>
    <style:style style:name="P25" style:family="paragraph" style:parent-style-name="Heading_20_1">
      <style:paragraph-properties fo:break-before="page"/>
      <style:text-properties officeooo:rsid="001a0323" officeooo:paragraph-rsid="001a0323"/>
    </style:style>
    <style:style style:name="P26" style:family="paragraph" style:parent-style-name="Heading_20_2">
      <style:paragraph-properties fo:break-before="page"/>
      <style:text-properties style:font-name="Liberation Sans" fo:font-size="16.1000003814697pt" fo:font-weight="bold" officeooo:rsid="0010dbbd" officeooo:paragraph-rsid="0010dbbd" style:font-name-asian="Microsoft YaHei" style:font-size-asian="16.1000003814697pt" style:font-weight-asian="bold" style:font-name-complex="Arial Unicode MS" style:font-size-complex="16.1000003814697pt" style:font-weight-complex="bold"/>
    </style:style>
    <style:style style:name="P27" style:family="paragraph" style:parent-style-name="Heading_20_2">
      <style:paragraph-properties fo:break-before="page"/>
      <style:text-properties style:font-name="Liberation Sans" fo:font-size="16.1000003814697pt" fo:font-weight="bold" officeooo:rsid="0012bd6f" officeooo:paragraph-rsid="0012bd6f" style:font-name-asian="Microsoft YaHei" style:font-size-asian="16.1000003814697pt" style:font-weight-asian="bold" style:font-name-complex="Arial Unicode MS" style:font-size-complex="16.1000003814697pt" style:font-weight-complex="bold"/>
    </style:style>
    <style:style style:name="P28" style:family="paragraph" style:parent-style-name="Heading_20_2">
      <style:paragraph-properties fo:break-before="page"/>
      <style:text-properties style:font-name="Liberation Sans" fo:font-size="16.1000003814697pt" fo:font-weight="bold" officeooo:rsid="0015c101" officeooo:paragraph-rsid="0015c101" style:font-name-asian="Microsoft YaHei" style:font-size-asian="16.1000003814697pt" style:font-weight-asian="bold" style:font-name-complex="Arial Unicode MS" style:font-size-complex="16.1000003814697pt" style:font-weight-complex="bold"/>
    </style:style>
    <style:style style:name="P29" style:family="paragraph" style:parent-style-name="Heading_20_2">
      <style:paragraph-properties fo:break-before="page"/>
      <style:text-properties officeooo:paragraph-rsid="0010dbbd"/>
    </style:style>
    <style:style style:name="P30" style:family="paragraph" style:parent-style-name="Heading_20_2">
      <style:paragraph-properties fo:break-before="page"/>
      <style:text-properties officeooo:paragraph-rsid="0015c101"/>
    </style:style>
    <style:style style:name="P31" style:family="paragraph" style:parent-style-name="Standard" style:list-style-name="L1">
      <style:text-properties officeooo:rsid="000da3e7" officeooo:paragraph-rsid="0010dbbd"/>
    </style:style>
    <style:style style:name="P32" style:family="paragraph" style:parent-style-name="Standard" style:list-style-name="L1">
      <style:text-properties officeooo:rsid="000da3e7" officeooo:paragraph-rsid="000da3e7"/>
    </style:style>
    <style:style style:name="P33" style:family="paragraph" style:parent-style-name="Standard" style:list-style-name="L1">
      <style:text-properties officeooo:rsid="0010dbbd" officeooo:paragraph-rsid="0010dbbd"/>
    </style:style>
    <style:style style:name="P34" style:family="paragraph" style:parent-style-name="Standard" style:list-style-name="L1">
      <style:text-properties officeooo:rsid="001903c2" officeooo:paragraph-rsid="001903c2"/>
    </style:style>
    <style:style style:name="P35" style:family="paragraph" style:parent-style-name="Standard" style:list-style-name="L1">
      <style:text-properties officeooo:rsid="001a0323" officeooo:paragraph-rsid="001a0323"/>
    </style:style>
    <style:style style:name="P36" style:family="paragraph" style:parent-style-name="Subtitle">
      <style:text-properties officeooo:rsid="000da3e7" officeooo:paragraph-rsid="001a0323"/>
    </style:style>
    <style:style style:name="P37" style:family="paragraph" style:parent-style-name="Subtitle">
      <style:text-properties officeooo:rsid="000e0a73" officeooo:paragraph-rsid="001a0323"/>
    </style:style>
    <style:style style:name="P38" style:family="paragraph" style:parent-style-name="Subtitle">
      <style:text-properties officeooo:paragraph-rsid="001a0323"/>
    </style:style>
    <style:style style:name="P39" style:family="paragraph" style:parent-style-name="Text_20_body">
      <style:text-properties officeooo:rsid="0011a620" officeooo:paragraph-rsid="0011a620"/>
    </style:style>
    <style:style style:name="P40" style:family="paragraph" style:parent-style-name="Text_20_body" style:list-style-name="L2">
      <style:text-properties officeooo:rsid="000da3e7" officeooo:paragraph-rsid="0010dbbd"/>
    </style:style>
    <style:style style:name="P41" style:family="paragraph" style:parent-style-name="Text_20_body">
      <style:text-properties officeooo:rsid="0019da2d" officeooo:paragraph-rsid="0019da2d"/>
    </style:style>
    <style:style style:name="P42" style:family="paragraph" style:parent-style-name="Text_20_body">
      <style:text-properties officeooo:rsid="001a0323" officeooo:paragraph-rsid="001a0323"/>
    </style:style>
    <style:style style:name="P43" style:family="paragraph" style:parent-style-name="Text_20_body">
      <style:text-properties officeooo:paragraph-rsid="001a0323"/>
    </style:style>
    <style:style style:name="P44" style:family="paragraph" style:parent-style-name="Text_20_body">
      <style:text-properties officeooo:paragraph-rsid="001b1541"/>
    </style:style>
    <style:style style:name="T1" style:family="text">
      <style:text-properties officeooo:rsid="000da3e7"/>
    </style:style>
    <style:style style:name="T2" style:family="text">
      <style:text-properties officeooo:rsid="000e0a73"/>
    </style:style>
    <style:style style:name="T3" style:family="text">
      <style:text-properties officeooo:rsid="000f971a"/>
    </style:style>
    <style:style style:name="T4" style:family="text">
      <style:text-properties officeooo:rsid="0010dbbd"/>
    </style:style>
    <style:style style:name="T5" style:family="text">
      <style:text-properties officeooo:rsid="0011a620"/>
    </style:style>
    <style:style style:name="T6" style:family="text">
      <style:text-properties officeooo:rsid="0012bd6f"/>
    </style:style>
    <style:style style:name="T7" style:family="text">
      <style:text-properties officeooo:rsid="00162b79"/>
    </style:style>
    <style:style style:name="T8" style:family="text">
      <style:text-properties officeooo:rsid="0016405d"/>
    </style:style>
    <style:style style:name="T9" style:family="text">
      <style:text-properties officeooo:rsid="001644c4"/>
    </style:style>
    <style:style style:name="T10" style:family="text">
      <style:text-properties officeooo:rsid="001777b9"/>
    </style:style>
    <style:style style:name="T11" style:family="text">
      <style:text-properties officeooo:rsid="0018afae"/>
    </style:style>
    <style:style style:name="T12" style:family="text">
      <style:text-properties officeooo:rsid="001a0323"/>
    </style:style>
    <style:style style:name="T13" style:family="text">
      <style:text-properties style:font-name="Liberation Sans" fo:font-size="18.2000007629395pt" fo:font-weight="bold" style:font-name-asian="Microsoft YaHei" style:font-size-asian="18.2000007629395pt" style:font-weight-asian="bold" style:font-name-complex="Arial Unicode MS" style:font-size-complex="18.2000007629395pt" style:font-weight-complex="bold"/>
    </style:style>
    <style:style style:name="T14" style:family="text">
      <style:text-properties style:font-name="Liberation Sans" fo:font-size="18.2000007629395pt" fo:font-weight="bold" officeooo:rsid="0019da2d" style:font-name-asian="Microsoft YaHei" style:font-size-asian="18.2000007629395pt" style:font-weight-asian="bold" style:font-name-complex="Arial Unicode MS" style:font-size-complex="18.2000007629395pt" style:font-weight-complex="bold"/>
    </style:style>
    <style:style style:name="T15" style:family="text">
      <style:text-properties officeooo:rsid="001b1541"/>
    </style:style>
    <style:style style:name="T16" style:family="text">
      <style:text-properties officeooo:rsid="001c3938"/>
    </style:style>
    <style:style style:name="T17" style:family="text">
      <style:text-properties officeooo:rsid="001c9cb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e per Francesco</text:p>
      <text:p text:style-name="P1"/>
      <text:list xml:id="list1118751346" text:style-name="L1">
        <text:list-item>
          <text:p text:style-name="P31">Allarme ancora</text:p>
        </text:list-item>
        <text:list-item>
          <text:p text:style-name="P32">ROV</text:p>
        </text:list-item>
        <text:list-item>
          <text:p text:style-name="P32">Windex</text:p>
        </text:list-item>
        <text:list-item>
          <text:p text:style-name="P32">Autopilota</text:p>
        </text:list-item>
        <text:list-item>
          <text:p text:style-name="P32">Allarme pompa di sentina/battery low/movimento etc.</text:p>
        </text:list-item>
        <text:list-item>
          <text:p text:style-name="P33">Spia presa a mare motore aperta/chiusa</text:p>
        </text:list-item>
        <text:list-item>
          <text:p text:style-name="P33">Telecamera su trasduttore per ancoraggi</text:p>
        </text:list-item>
        <text:list-item>
          <text:p text:style-name="P33">Image sonar 360°</text:p>
        </text:list-item>
        <text:list-item>
          <text:p text:style-name="P34">AIS economico</text:p>
        </text:list-item>
        <text:list-item>
          <text:p text:style-name="P35">Front Looking Sonar</text:p>
        </text:list-item>
      </text:list>
      <text:h text:style-name="P26" text:outline-level="2">Allarme ancora</text:h>
      <text:p text:style-name="Subtitle">Intro</text:p>
      <text:p text:style-name="P16">Esistono allarmi ancora per plotter, per pc e per telefono. Quelli per pc consumano tanto, e di notte quando i pannelli solari non producono. Quelle per telefono costano, o sono in abbonamento o, quelle per Android, vogliono lo <text:s/>schermo acceso altrimenti il gps va in standby e parte l’allarme. Inoltre se si vuole scendere e lasciare l’allarme a bordo ci si ritrova senza telefono <text:span text:style-name="T5">e quindi senza comunicazioni, foto etc.</text:span>. <text:span text:style-name="T5">Il telefono a bordo, inoltre, è un oggetto da 3-400 euro che in un attimo può essere rubato.</text:span></text:p>
      <text:p text:style-name="P2">Usi</text:p>
      <text:p text:style-name="P16">A parte quello classico di riuscire a dormire tranquilli, <text:span text:style-name="T5">anche un aggeggio che manda un messaggio sms o telegram se la barca esce dai limiti imposti (cosicché si torna di corsa dalla taverna), e/o che registra sul web il log della posizione (e non solo, volendo) può essere estremamente utile.</text:span></text:p>
      <text:p text:style-name="P6">Descrizione</text:p>
      <text:p text:style-name="P39">Mi immagino un oggetto grosso quanto il telecomando di un cancello che possa fungere da telecomando all’elettronica che, a mio avviso, è meglio sia fissa in barca. Questo per poterla collegare, con in mezzo una batteria tampone, ai 12V di bordo, e per poterla calibrare. Mi spiego.</text:p>
      <text:p text:style-name="P17"><text:span text:style-name="T5">Prendi la tua scatoletta, che ha un alto, un basso, un davanti e un dietro. La piazzi in un posto dove i satelliti prendano (la mia antenna gps sta dentro uno scaffale… un posto si trova) e la mett</text:span><text:span text:style-name="T10">i </text:span><text:span text:style-name="T5">orientata prua-poppa in maniera rigida. </text:span><text:span text:style-name="T10">M</text:span><text:span text:style-name="T5">isur</text:span><text:span text:style-name="T10">i</text:span><text:span text:style-name="T5"> grossomodo la distanza tra la scatoletta e la prua. </text:span><text:span text:style-name="T10">Accedi</text:span><text:span text:style-name="T5"> via pc </text:span><text:span text:style-name="T6">o anche via App </text:span><text:span text:style-name="T5">alla schermata di configurazione e si mett</text:span><text:span text:style-name="T10">i</text:span><text:span text:style-name="T5"> dentro valori e opzioni.</text:span></text:p>
      <text:p text:style-name="P17"><text:span text:style-name="T5">Dentro la scatoletta ci sta come minimo un gps e una bussola (o due gps su <text:s/>un braccio abbastanza lungo), ma volendo anche altri sensori che possono scaricare i dati sul log (barometro, accelerometro, termometro, igrometro…). Arrivati all’ancoraggio, semplicemente, si preme un pulsante sul telecomando quando si cala l’ancora. Il led lampeggia. L’elettronica registra posizione e direzione della prua. Si fa fare testa all’ancora e si preme di nuovo il pulsante. Il led smette di lampeggiare, l’elettronica prende di nuovo la posizione (o addirittura potrebbe aver registrato tutto il percorso, a volte ci si ancora svirgolando) e calcola lunghezza della catena e possibile cerchio di rotazione. Con un altro comando (una levetta a tre vie?) puoi dire al sistema se vuoi essere avvertito, che so, poco prima del limite del cerchio, al limite o dopo aver cominciato ad arare. Fine. </text:span><text:span text:style-name="T2"><text:line-break/></text:span><text:span text:style-name="T6">Quando le condizioni sono soddisfatte l’allarme fa quello per cui è stato programmato: accende una luce, emette un suono, manda un messaggio a chi è nella lista. Nel mentre, se è stato programmato in tal senso, registra tutti i dati disponibili sul log. Da remoto si può accedere al log e controllare la barca ovunque tu sia.</text:span></text:p>
      <text:h text:style-name="P29" text:outline-level="2">ROV</text:h>
      <text:p text:style-name="P10">Intro</text:p>
      <text:p text:style-name="P13">Il ROV (Remote operating vehicle o qualcosa del genere) è un robot subacqueo utilizzato nel campo professionale principalmente per ispezioni visive. Di base hanno una videocamera.Volendo montano bracci meccanici e altri aggeggi per lavorare sott’acqua al posto – o a fianco – dei sommozzatori. Possono portare sonde, strumenti, qualsiasi altra cosa.</text:p>
      <text:p text:style-name="P13">Tradizionalmente sono collegati alla superficie tramite un ombelicale che permette la comunicazione e il recupero. Lavorano a centinaia di metri di profondità.</text:p>
      <text:p text:style-name="P13">Un tempo erano stracostosi. Ora ce ne sono di particolarmente abbordabili. Stiamo però parlando di diverse migliaia di euro.</text:p>
      <text:p text:style-name="P14"><text:span text:style-name="T1">Ne ho visto uno la scorsa settimana che veniva via – prezzo tirato per una società che ne prendeva due superaccessoriati – a 2500 euro più iva nel modello base. Fatto in Cina, venduto a La Spezia. Sulla carta molto appetibile. </text:span><text:span text:style-name="T2">Oltre ad essere un unicum, il prezzo minimo di solito sta intorno al doppio - </text:span><text:span text:style-name="T1"><text:s/>continua ad essere tanto per il diportista medio.</text:span></text:p>
      <text:p text:style-name="P3">Usi</text:p>
      <text:p text:style-name="P13">Nel diporto, mi immagino usi plurimi.</text:p>
      <text:list xml:id="list2718057262" text:style-name="L2">
        <text:list-item>
          <text:p text:style-name="P40">Controllo preventivo zona di ancoraggio</text:p>
        </text:list-item>
        <text:list-item>
          <text:p text:style-name="P40">Controllo ancora</text:p>
        </text:list-item>
        <text:list-item>
          <text:p text:style-name="P40">Recupero oggetti finiti fuoribordo (vedi telefono di MaLa :-D)</text:p>
        </text:list-item>
        <text:list-item>
          <text:p text:style-name="P40">Ispezione opera viva</text:p>
        </text:list-item>
        <text:list-item>
          <text:p text:style-name="P40">Ispezione corpi morti e catenarie</text:p>
        </text:list-item>
        <text:list-item>
          <text:p text:style-name="P40">Foto da sotto ai culi di ignare bagnanti</text:p>
        </text:list-item>
        <text:list-item>
          <text:p text:style-name="P40">Vendette notturne ai vicini cacacazzi</text:p>
        </text:list-item>
        <text:list-item>
          <text:p text:style-name="P40">Varie a fantasia</text:p>
        </text:list-item>
      </text:list>
      <text:p text:style-name="P7">Descrizione</text:p>
      <text:p text:style-name="P14"><text:span text:style-name="T2">Mi immagino un fregno piccolo e facilmente stivabile, con una profondità operativa limitata (15-20 metri?) e non abbastanza potente da far fronte a correnti significative. Quello su cui invece investirei è la facilità d’uso, la resa visiva (far</text:span><text:span text:style-name="T3">etti</text:span><text:span text:style-name="T2">, telecamera e trasmissione dati) e, cosa che con i ROV normali è impossibile da ottenere senza aggiungere 15K € di attrezzatura extra – il posizionamento.</text:span></text:p>
      <text:p text:style-name="P15">Molto si può mutuare dalla tecnologia e dal software disponibile per i droni (Arduino, come opensource, ha già parecchia roba disponibile). Potremmo piazzarci sensori di pressione, girobussole, sensori di moto e bussole per permettere al ROV di mantenere la profondità, la direzione, l’assetto <text:soft-page-break/>mentre il diportista si beve un bicchiere di vino o, nel caso dei culi delle vicine, si masturba. Potremmo addirittura sperimentare un paio di sensori di campo magnetico per fargli cercare e poi seguire automaticamente la catena lungo il fondo, <text:span text:style-name="T3">o la forchetta caduta mentre lavav</text:span><text:span text:style-name="T11">i</text:span><text:span text:style-name="T3"> i piatti a poppa</text:span>.</text:p>
      <text:p text:style-name="P14"><text:span text:style-name="T2">Mentre tradizionalmente prendono energia da sopra, e rimangono in assetto a mezz’acqua equilibrando galleggiabilità e velocità di un’elica verticale, quello che ho visto, e quello che dovremmo far noi, è un aggeggio capace di assumere (e mantenere) qualsiasi assetto e qualsiasi direzione, </text:span><text:span text:style-name="T3">con le batterie direttamente a bordo</text:span><text:span text:style-name="T2">. Con il numero e la direzione giusta delle eliche, e la giusta </text:span><text:span text:style-name="T3">distribuzione</text:span><text:span text:style-name="T2"> dei pesi, è possibile. Così non serve nemmeno mettere un braccio orientabile alla telecamera, visto che è lui che si gira.</text:span></text:p>
      <text:p text:style-name="P14"><text:span text:style-name="T2">Me lo immagino con un radiocomando che arriva a una palla galleggiante (tipo quelle che adesso vendono come ecoscandaglio da lancio) con dentro tutto. Da sotto la palla partono i cavi fino al ROV. Con un mulinello, e un braccio inclinabile, dovremmo essere </text:span><text:span text:style-name="T3">tramite il cavo</text:span><text:span text:style-name="T2"> in grado di conoscere distanza e direzione del robottino dalla palla. Conosciamo (GPS) la posizione della palla, conosciamo (GPS) la nostra, conosciamo la posizione e l’assetto del ROV: dovremmo essere in grado di riportare su un grafico, o su Google Map, l’esatto spot che la telecamera sta riprendendo.</text:span></text:p>
      <text:p text:style-name="P15">Se riusciamo a tenere bassi i prezzi dell’hardware (risparmiando sulle capacità operative) e lo programmiamo bene, rischiamo di essere appetibili anche ai professionisti. </text:p>
      <text:h text:style-name="P27" text:outline-level="2">Stazione del vento/meteo</text:h>
      <text:p text:style-name="P11">Intro</text:p>
      <text:p text:style-name="P18">Di stazioni del vento ce ne sono a iosa in giro Costano tutte un botto. Le più interessante ora come ora sono quelle senza cavo, che mandano i dati direttamente in rete a una App. </text:p>
      <text:p text:style-name="P4">Usi</text:p>
      <text:p text:style-name="P18">Lettura immediata, invio dati ad altre applicazioni (plotter, autopilota), log di dati meteo personali.</text:p>
      <text:p text:style-name="P8">Descrizione</text:p>
      <text:p text:style-name="P18">Uno o più sensori, programmabili e interrogabili da App, con un’uscita su App, su seriale o su schermo dedicato.</text:p>
      <text:p text:style-name="P18">Di fatto, a parte il sensore specifico per il vento, il tutto potrebbe essere concepito semplicemente come un’estensione dell’elettronica dell’allarme ancora di cui sopra. Con un accelerometro, per i più fanatici, dovrebbe poter uscire fuori anche l’altezza dell’onda.</text:p>
      <text:h text:style-name="P27" text:outline-level="2">Autopilota</text:h>
      <text:p text:style-name="P11">Intro</text:p>
      <text:p text:style-name="P18">La parte più costosa dell’autopilota è, ad oggi, l’attuatore lineare. Se ne trovano di industriali, ma non so quanto si può risparmiare, né quale sia la qualità degli aggeggi in questione. Per il software, esistono progetti open source (principalmente su Arduino). </text:p>
      <text:p text:style-name="P4">Usi</text:p>
      <text:p text:style-name="P18">Autopilota principale economico per barche economiche, autopilota di backup (anche riutilizzando lo stesso attuatore del principale) per barche più importanti.</text:p>
      <text:p text:style-name="P8">Descrizione</text:p>
      <text:p text:style-name="P18">Credo in giro ci sia già tutto. Si tratterebbe solamente di trovare l’hardware migliore, assemblarlo, sistemare input ed output in maniera che l’utente medio non impazzisca a farlo funzionare e ad interfacciarlo con tutto quello che ci viene in mente. Per esempio, potremmo aggiungere un telecomando, un sensore di presenza che mette la barca alla cappa se si cade fuori bordo, la possibilità di tracciare la rotta su mappa web (Gooogle Earth?).</text:p>
      <text:h text:style-name="P23" text:outline-level="1">Allarme pompa di sentina/battery low/movimento etc</text:h>
      <text:p text:style-name="P11">Intro</text:p>
      <text:p text:style-name="P19">Non mi pare di aver mai visto in giro una cosa del genere, ma sicuramente esiste su barca di una certa dimensione.</text:p>
      <text:p text:style-name="P4">Usi</text:p>
      <text:p text:style-name="P19">Far scattare un allarme locale, o essere avvertiti da remoto, se entra acqua, se le batterie sono scariche etc.</text:p>
      <text:p text:style-name="P8">Descrizione</text:p>
      <text:p text:style-name="P19">Anche questa potrebbe far parte dell’accrocco che ho descritto nella sezione “Allarme ancora”. Una centralina modulare capace di leggere più sensori, far partire più allarmi, registrare su un log, essere interrogata e controllata da remoto.</text:p>
      <text:p text:style-name="P19">Credo che i sensori, in questo caso, siano abbastanza banali.</text:p>
      <text:h text:style-name="P28" text:outline-level="2">Spia presa a mare motore</text:h>
      <text:p text:style-name="P11">Intro</text:p>
      <text:p text:style-name="P19">Una della paranoie di noialtri: posso accendere il motore o lo sto per fondere?</text:p>
      <text:p text:style-name="P4">Usi</text:p>
      <text:p text:style-name="P19">Controllo e allarme se si prova ad accendere il motore con la presa a mare chiusa, e magari anche se si prova a lasciare la barca con la presa aperta.</text:p>
      <text:p text:style-name="P8">Descrizione</text:p>
      <text:p text:style-name="P19">Un interruttore magnetico sulla leva (o qualcosa di meglio, non so cosa) che permetta di sapere se la presa a mare è aperta o chiusa. Un led che mostri lo stato della presa a mare, e un allarme che suoni se si accende il quadro con la presa chiusa.</text:p>
      <text:h text:style-name="P30" text:outline-level="2"><text:span text:style-name="T4">Telecamera su trasduttore per ancoragg</text:span><text:span text:style-name="T7">i di prua o di poppa</text:span></text:h>
      <text:p text:style-name="P11">Intro</text:p>
      <text:p text:style-name="P19">Passare tra gli scogli per entrare in una baia o in un porto sconosciuto è sempre fonte di ansia. Una telecamera subacquea può – a determinate condizioni – aiutare. Ad oggi è pieno di telecamere, anche stagne, ma non so (non ho controllato, lo ammetto) se ce ne sono di immediatamente istallabili e utilizzabili in ambito della nautica medio-bassa.</text:p>
      <text:p text:style-name="P4">Usi</text:p>
      <text:p text:style-name="P19">Laddove la trasparenza delle acque lo consenta la telecamera può trasmettere su uno schermo la vista subacquea davanti alla prua, <text:span text:style-name="T7">o alla poppa se orientabile</text:span>. </text:p>
      <text:p text:style-name="P8">Descrizione</text:p>
      <text:p text:style-name="P19">L’idea originaria sarebbe stata di montarla su un passascafo, tipo trasduttore. Però in un attimo sarebbe piena di vellutino e quindi inutilizzabile. Bisognerebbe trovare il modo di aprire e chiudere una specie di “palpebra” o, più semplicemente, di calarla in posizione solo quando serve. Deve però essere una faccenda facile e comoda, se no è tutt’un cazzo. <text:span text:style-name="T7">Probabilmente la cos</text:span><text:span text:style-name="T11">a</text:span><text:span text:style-name="T7"> importante sarebbe risolvere quest’ultimo problema.</text:span></text:p>
      <text:p text:style-name="P19">La telecamera deve essere decente, e deve essere accompagnata da faretti. Meglio se orientati in maniera da non accecarla col bagliore della sospensione. Sul video andrebbe sovrimpressa una sorta di telemetria che permetta al pilota di immaginare grossomodo quanto lontano è il fondo e quanto largo il passaggio.</text:p>
      <text:h text:style-name="P23" text:outline-level="1">Image sonar 360°</text:h>
      <text:p text:style-name="P11">Intro</text:p>
      <text:p text:style-name="P20">Un image sonar è un aggeggio che funziona sullo stesso principio di un ecoscandaglio ma invece di concentrarsi sulla pulizia del segnale fino ad arrivare ad un numero, la distanza del fondo dalla sorgente sonora, registra e mostra tutti i valori del segnale di ritorno in funzione dei tempi di ritorno. Il risultato è <text:span text:style-name="T11">un’</text:span>immagine in cui i colori indicano le diverse intensità del segnale (quindi diversi materiali o diverse inclinazioni che riflettono più o meno il segnale) e la cui distanza dall’origine, funzione del tempo di ritorno, può essere facilmente trasformata in metri. Il Side Scan Sonar è l’esempio più classico. Serve a mappare i fondali in cerca di oggetti, vegetazione, geometrie e litologie.</text:p>
      <text:p text:style-name="P20">Ne esistono però con testa rotante, il cui output è un’immagine circolare con l’origine al centro. Ovviamente sono oggetti professionale dal costo improponibile al diportista. Sono fatti per resistere a pressioni estreme, per essere calati o trasportati da ROV, etc.</text:p>
      <text:p text:style-name="P20">Il Side scan sonar è già, invece, tra gli attrezzi disponibili al diportista/pescatore (sapere dove c’è una scogliera su quaranta metri di fondo sabbioso significa sapere dove calare la lenza efficacemente). Ovviamente <text:span text:style-name="T11">s</text:span>ono <text:span text:style-name="T11">oggetti </text:span>esosi.</text:p>
      <text:p text:style-name="P4">Usi</text:p>
      <text:p text:style-name="P20">Esplorare il fondale, alla ricerca di passaggi sicuri, <text:span text:style-name="T9">fondali di ancoraggio,</text:span> oggetti.</text:p>
      <text:p text:style-name="P8">Descrizione</text:p>
      <text:p text:style-name="P21"><text:span text:style-name="T8">Bisognerebbe replicare in piccolo ed in economia gli strumenti professionali. In effetti non credo affatto sia facile, ma avere </text:span><text:span text:style-name="T9">davanti al timone</text:span><text:span text:style-name="T8"> uno schermo, aggiornabile con un pulsante, dove sia visibile l’intorno della barca (20m? 30M?), orientato e misurabile, </text:span><text:span text:style-name="T9">dove si possono vedere ostacoli, oggetti, tipo di fondale, catenarie e catene di altre barche potrebbe essere davvero utile.</text:span></text:p>
      <text:h text:style-name="P24" text:outline-level="1">Ais (passivo) economico</text:h>
      <text:p text:style-name="P12">Intro</text:p>
      <text:p text:style-name="P22">C’è un modo opensource per utilizzare un’antenna satellitare per pc e il pc stesso per scaricare i dati Ais. Io ci ho provato, ma bisogna accroccare tante di quelle cose che , all’epoca, non sono riuscito.</text:p>
      <text:p text:style-name="P5">Usi</text:p>
      <text:p text:style-name="P22">Dati Ais da consultare via pc, via App e, se possibile, mandare a un software di navigazione (OpenCPN?)</text:p>
      <text:p text:style-name="P9">Descrizione</text:p>
      <text:p text:style-name="P22">Bisognerebbe raccogliere tutto l’hardware e il software ora disponibile per smanettoni e farne un unico prodotto user friendly.</text:p>
      <text:h text:style-name="P25" text:outline-level="1"><text:span text:style-name="T14">F</text:span><text:span text:style-name="T13">ront Looking Sonar</text:span></text:h>
      <text:p text:style-name="P38">Intro</text:p>
      <text:p text:style-name="P43"><text:span text:style-name="T12">Concettualmente si tratta di un ecoscandaglio che, banalmente, invece di essere puntato verso il basso è puntato in orizzontale. Ce ne sono già per il diporto, </text:span><text:a xlink:type="simple" xlink:href="https://www.pbo.co.uk/gear/5-forward-looking-sonar-tested-29321" text:style-name="Internet_20_link" text:visited-style-name="Visited_20_Internet_20_Link"><text:span text:style-name="T12">https://www.pbo.co.uk/gear/5-forward-looking-sonar-tested-29321</text:span></text:a><text:span text:style-name="T12">. In realtà </text:span><text:span text:style-name="T15">non è così immediato, ovviamente. </text:span><text:span text:style-name="T16">Il segnale sparato in orizzontale, infatti, non solo fatica ad essere riflesso da ostacoli che non siano verticali, ma rimbalza tra il pelo dell’acqua e il fondo perdendo potenza. In sostanza credo che sia l’aggeggio più complicato (come software) tra quelli proposti.</text:span></text:p>
      <text:p text:style-name="P43"><text:a xlink:type="simple" xlink:href="http://www.farsounder.com/files/NavigationSonarForTheShipOperator_ForwardLookingSonarsAndMultibeamEchosoundersExplained.pdf" text:style-name="Internet_20_link" text:visited-style-name="Visited_20_Internet_20_Link"><text:span text:style-name="T17">http://www.farsounder.com/files/NavigationSonarForTheShipOperator_ForwardLookingSonarsAndMultibeamEchosoundersExplained.pdf</text:span></text:a></text:p>
      <text:p text:style-name="P36">Usi</text:p>
      <text:p text:style-name="P42">Segnalare ostacoli alla navigazione di fronte alla prua</text:p>
      <text:p text:style-name="P37">Descrizione</text:p>
      <text:p text:style-name="P44"><text:span text:style-name="T15">Due possibilità: trasduttore oscillante o più trasduttori che funzionano uno dietro l’altro. L’idea è che da uno che punta verso il basso a un altro che punta in avanti ce ne siano altri che aiutino a fare una specie di profilo. Considera che ognuno emette e riceve in un cono che va dai 5 ai 30 gradi (dipende dalla frequenza, e dalla qualità) quindi metterne tanti oltre ad aumentare il costo non aiutano necessariamente la qualità. Si tratta più di trovare una buona interpolazione software. Il tutto ha senso se riusciamo a tirar fuori qualcosa di decente a buon prezz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3T14:41:36.990000000</meta:creation-date>
    <dc:date>2021-01-29T20:08:36.047000000</dc:date>
    <meta:editing-duration>P2DT12H12M15S</meta:editing-duration>
    <meta:editing-cycles>10</meta:editing-cycles>
    <meta:generator>LibreOffice/7.0.3.1$Windows_X86_64 LibreOffice_project/d7547858d014d4cf69878db179d326fc3483e082</meta:generator>
    <meta:document-statistic meta:table-count="0" meta:image-count="0" meta:object-count="0" meta:page-count="12" meta:paragraph-count="104" meta:word-count="2254" meta:character-count="14137" meta:non-whitespace-character-count="11990"/>
  </office:meta>
</office:document-meta>
</file>